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  <style:text-properties style:font-name="メイリオ"/>
    </style:style>
    <style:style style:name="P5" style:family="paragraph">
      <loext:graphic-properties draw:fill="none" draw:fill-color="#ffffff"/>
      <style:paragraph-properties fo:text-align="center"/>
      <style:text-properties style:font-name="メイリオ"/>
    </style:style>
    <style:style style:name="P6" style:family="paragraph">
      <loext:graphic-properties draw:fill="none" draw:fill-color="#ffffff"/>
      <style:paragraph-properties fo:text-align="center"/>
      <style:text-properties style:font-name="メイリオ" fo:font-size="16pt" style:font-size-asian="16pt" style:font-size-complex="16pt"/>
    </style:style>
    <style:style style:name="T1" style:family="text">
      <style:text-properties style:font-name="メイリオ" fo:font-size="32pt" style:font-size-asian="32pt" style:font-size-complex="32pt"/>
    </style:style>
    <style:style style:name="T2" style:family="text">
      <style:text-properties style:font-name="メイリオ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g>
              <draw:line draw:style-name="gr1" draw:text-style-name="P1" draw:layer="layout" svg:x1="4.5cm" svg:y1="9.65cm" svg:x2="34.5cm" svg:y2="9.65cm">
                <text:p/>
              </draw:line>
              <draw:line draw:style-name="gr2" draw:text-style-name="P1" draw:layer="layout" svg:x1="4.5cm" svg:y1="8.75cm" svg:x2="4.5cm" svg:y2="10.5cm">
                <text:p/>
              </draw:line>
              <draw:line draw:style-name="gr2" draw:text-style-name="P1" draw:layer="layout" svg:x1="17.1cm" svg:y1="8.75cm" svg:x2="17.1cm" svg:y2="10.5cm">
                <text:p/>
              </draw:line>
              <draw:line draw:style-name="gr2" draw:text-style-name="P1" draw:layer="layout" svg:x1="27.8cm" svg:y1="8.75cm" svg:x2="27.8cm" svg:y2="10.5cm">
                <text:p/>
              </draw:line>
              <draw:line draw:style-name="gr2" draw:text-style-name="P1" draw:layer="layout" svg:x1="34.5cm" svg:y1="8.75cm" svg:x2="34.5cm" svg:y2="10.5cm">
                <text:p/>
              </draw:line>
              <draw:line draw:style-name="gr3" draw:text-style-name="P1" draw:layer="layout" svg:x1="8.7cm" svg:y1="8.75cm" svg:x2="8.7cm" svg:y2="10.5cm">
                <text:p/>
              </draw:line>
              <draw:line draw:style-name="gr3" draw:text-style-name="P1" draw:layer="layout" svg:x1="13cm" svg:y1="8.75cm" svg:x2="13cm" svg:y2="10.5cm">
                <text:p/>
              </draw:line>
            </draw:g>
            <draw:g>
              <svg:title>TexMaths</svg:title>
              <svg:desc>40§display§$0$§svg§600§FALSE§</svg:desc>
              <draw:path draw:style-name="gr4" draw:text-style-name="P2" draw:layer="layout" svg:width="0.496cm" svg:height="0.816cm" svg:x="4.266cm" svg:y="7.322cm" svg:viewBox="0 0 497 817" svg:d="M0 0c166 0 331 0 497 0 0 272 0 544 0 817-166 0-331 0-497 0 0-273 0-545 0-817z">
                <text:p/>
              </draw:path>
              <draw:path draw:style-name="gr5" draw:text-style-name="P3" draw:layer="layout" svg:width="0.583cm" svg:height="0.959cm" svg:x="4.25cm" svg:y="7.25cm" svg:viewBox="0 0 584 960" svg:d="M584 482c0-112-8-223-55-327-64-131-179-155-235-155-87 0-187 36-242 167-48 96-52 203-52 315 0 104 4 231 60 339 59 111 163 139 230 139 76 0 183-28 243-163 43-96 51-203 51-315zM290 928c-55 0-135-32-159-167-16-84-16-211-16-295 0-88 0-183 8-255 28-167 131-179 167-179 48 0 139 24 163 163 16 76 16 183 16 271 0 104 0 199-16 291-20 131-99 171-163 171z">
                <text:p/>
              </draw:path>
            </draw:g>
            <draw:g>
              <svg:title>TexMaths</svg:title>
              <svg:desc>40§display§$575$§svg§600§FALSE§</svg:desc>
              <draw:path draw:style-name="gr4" draw:text-style-name="P2" draw:layer="layout" svg:width="1.887cm" svg:height="0.832cm" svg:x="33.55cm" svg:y="7.472cm" svg:viewBox="0 0 1888 833" svg:d="M946 833c-315 0-631 0-946 0 0-278 0-555 0-833 629 0 1259 0 1888 0 0 278 0 555 0 833-314 0-628 0-942 0z">
                <text:p/>
              </draw:path>
              <draw:path draw:style-name="gr5" draw:text-style-name="P3" draw:layer="layout" svg:width="0.558cm" svg:height="0.959cm" svg:x="33.55cm" svg:y="7.416cm" svg:viewBox="0 0 559 960" svg:d="M559 650c0-168-116-307-268-307-67 0-127 24-175 71 0-91 0-183 0-275 28 12 72 20 116 20 175 0 271-127 271-143 0-12-4-16-12-16-4 0-4 0-12 4-28 12-96 40-192 40-55 0-119-12-187-40-8-4-12-4-16-4-12 0-12 12-12 32 0 138 0 276 0 414 0 24 0 36 20 36 8 0 12-4 16-12 16-20 68-95 179-95 76 0 108 63 120 87 24 52 28 108 28 176 0 47 0 131-36 191-32 56-84 92-147 92-104 0-184-76-208-156 4 0 8 0 24 0 48 0 72-34 72-68 0-33-24-67-72-67-20 0-68 12-68 75 0 120 96 255 252 255 163 0 307-135 307-310z">
                <text:p/>
              </draw:path>
              <draw:path draw:style-name="gr5" draw:text-style-name="P3" draw:layer="layout" svg:width="0.602cm" svg:height="0.975cm" svg:x="34.256cm" svg:y="7.4cm" svg:viewBox="0 0 603 976" svg:d="M591 96c12-20 12-20 12-52-113 0-226 0-339 0-172 0-176-16-180-44-12 0-24 0-36 0-16 96-32 191-48 287 12 0 24 0 36 0 4-20 16-108 36-128 8-8 120-8 136-8 97 0 194 0 291 0-16 24-128 176-156 224-127 187-175 382-175 526 0 12 2 75 68 75 65 0 63-63 63-75 0-24 0-48 0-72 0-80 4-155 16-231 4-32 24-152 84-239 64-88 128-176 192-263z">
                <text:p/>
              </draw:path>
              <draw:path draw:style-name="gr5" draw:text-style-name="P3" draw:layer="layout" svg:width="0.558cm" svg:height="0.959cm" svg:x="34.951cm" svg:y="7.416cm" svg:viewBox="0 0 559 960" svg:d="M559 650c0-168-116-307-268-307-67 0-127 24-175 71 0-91 0-183 0-275 28 12 72 20 116 20 175 0 271-127 271-143 0-12-4-16-12-16-4 0-4 0-12 4-28 12-96 40-192 40-55 0-119-12-187-40-8-4-12-4-16-4-12 0-12 12-12 32 0 138 0 276 0 414 0 24 0 36 20 36 8 0 12-4 16-12 16-20 68-95 179-95 76 0 108 63 120 87 24 52 28 108 28 176 0 47 0 131-36 191-32 56-84 92-147 92-104 0-184-76-208-156 4 0 8 0 24 0 48 0 68-34 68-68 0-33-20-67-68-67-20 0-68 12-68 75 0 120 96 255 252 255 163 0 307-135 307-310z">
                <text:p/>
              </draw:path>
            </draw:g>
            <draw:frame draw:style-name="gr6" draw:text-style-name="P5" draw:layer="layout" svg:width="5.75cm" svg:height="1.94cm" svg:x="8cm" svg:y="5.6cm">
              <draw:text-box>
                <text:p text:style-name="P4"><text:span text:style-name="T1">big value</text:span></text:p>
              </draw:text-box>
            </draw:frame>
            <draw:frame draw:style-name="gr7" draw:text-style-name="P5" draw:layer="layout" svg:width="7.5cm" svg:height="1.94cm" svg:x="19cm" svg:y="5.6cm">
              <draw:text-box>
                <text:p text:style-name="P4"><text:span text:style-name="T1">count1 data</text:span></text:p>
              </draw:text-box>
            </draw:frame>
            <draw:frame draw:style-name="gr6" draw:text-style-name="P5" draw:layer="layout" svg:width="3cm" svg:height="1.94cm" svg:x="29.75cm" svg:y="5.6cm">
              <draw:text-box>
                <text:p text:style-name="P4"><text:span text:style-name="T1">zero</text:span></text:p>
              </draw:text-box>
            </draw:frame>
            <draw:frame draw:style-name="gr8" draw:text-style-name="P6" draw:layer="layout" svg:width="3.75cm" svg:height="1.521cm" svg:x="4.65cm" svg:y="10.5cm">
              <draw:text-box>
                <text:p text:style-name="P4"><text:span text:style-name="T2">region0</text:span></text:p>
              </draw:text-box>
            </draw:frame>
            <draw:frame draw:style-name="gr8" draw:text-style-name="P6" draw:layer="layout" svg:width="3.75cm" svg:height="1.521cm" svg:x="8.95cm" svg:y="10.501cm">
              <draw:text-box>
                <text:p text:style-name="P4"><text:span text:style-name="T2">region1</text:span></text:p>
              </draw:text-box>
            </draw:frame>
            <draw:frame draw:style-name="gr8" draw:text-style-name="P6" draw:layer="layout" svg:width="3.75cm" svg:height="1.521cm" svg:x="13.2cm" svg:y="10.479cm">
              <draw:text-box>
                <text:p text:style-name="P4"><text:span text:style-name="T2">region2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30T17:37:08.631000000</meta:creation-date>
    <dc:date>2024-04-30T18:09:04.523000000</dc:date>
    <meta:editing-duration>PT29M12S</meta:editing-duration>
    <meta:editing-cycles>9</meta:editing-cycles>
    <meta:generator>LibreOffice/7.4.7.2$Windows_X86_64 LibreOffice_project/723314e595e8007d3cf785c16538505a1c878ca5</meta:generator>
    <meta:document-statistic meta:object-count="24"/>
  </office:meta>
</office:document-meta>
</file>